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a23f" officeooo:paragraph-rsid="000da23f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da23f" officeooo:paragraph-rsid="000da23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0da23f" officeooo:paragraph-rsid="000da23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0f2ca7" officeooo:paragraph-rsid="000f2ca7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officeooo:rsid="000da23f" officeooo:paragraph-rsid="000da23f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00da23f" officeooo:paragraph-rsid="000da23f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0da23f"/>
    </style:style>
    <style:style style:name="T1" style:family="text">
      <style:text-properties fo:color="#000000" style:font-name="Monospace" fo:font-size="10pt" style:font-size-asian="10pt" fo:background-color="#d4d4d4"/>
    </style:style>
    <style:style style:name="T2" style:family="text">
      <style:text-properties style:font-name="Arial"/>
    </style:style>
    <style:style style:name="T3" style:family="text">
      <style:text-properties style:font-name="Arial" officeooo:rsid="000da23f"/>
    </style:style>
    <style:style style:name="T4" style:family="text">
      <style:text-properties officeooo:rsid="000f2c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E DE SOFTWARE</text:p>
      <text:p text:style-name="P3">Avaliação de Especificação</text:p>
      <text:p text:style-name="P3">Repositório avaliado: teste-aluno01</text:p>
      <text:p text:style-name="P4">Avaliador: teste-aluno12</text:p>
      <text:p text:style-name="P1"/>
      <text:p text:style-name="P2">Avaliação da Especificação Detalhada do Sistema</text:p>
      <text:p text:style-name="P1">A especificação <text:span text:style-name="T4">foi bem descrita. Mas talvez não tenha definido pontos de implementação que possa ser ambíguo, como sensibilidade a caixa e estrutura de diretórios.</text:span></text:p>
      <text:p text:style-name="P1"/>
      <text:p text:style-name="P2">Avaliação da Especificação dos Casos de Teste</text:p>
      <text:p text:style-name="P5">Os casos de testes foram muito bem organizados no formato de tabela. Os casos são bem relevantes.</text:p>
      <text:p text:style-name="P7"><text:span text:style-name="T3">Os casos de ID 2 e 3 parecem ser redundantes. O caso 6 não está conforme implementação; no caso especifica que a operação é aceita, mas na implementação é gerado um </text:span><text:span text:style-name="T1">InputMismatchException</text:span><text:span text:style-name="T3">.</text:span></text:p>
      <text:p text:style-name="P6"><text:span text:style-name="T3">O</text:span><text:span text:style-name="T2">s casos de testes parecem ser para o programa em execução e não para uma classe especifica, mas isso não descri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an </meta:initial-creator>
    <meta:creation-date>2016-08-14T10:24:47.281744042</meta:creation-date>
    <dc:date>2016-08-14T10:47:07.205361319</dc:date>
    <dc:creator>Gean </dc:creator>
    <meta:editing-duration>PT7M9S</meta:editing-duration>
    <meta:editing-cycles>1</meta:editing-cycles>
    <meta:document-statistic meta:table-count="0" meta:image-count="0" meta:object-count="0" meta:page-count="1" meta:paragraph-count="10" meta:word-count="119" meta:character-count="758" meta:non-whitespace-character-count="649"/>
    <meta:generator>LibreOffice/5.0.3.2$Linux_X86_64 LibreOffice_project/00m0$Build-2</meta:generator>
  </office:meta>
</office:document-meta>
</file>